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ius ADF2" svg:font-family="'Gillius ADF'" style:font-adornments="Regular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onditionals_5f_velociraptor.odt-title">
      <style:graphic-properties draw:auto-grow-height="true" fo:min-height="3.506cm"/>
    </style:style>
    <style:style style:name="pr2" style:family="presentation" style:parent-style-name="Conditionals_5f_velociraptor.odt-notes">
      <style:graphic-properties draw:fill-color="#ffffff" fo:min-height="12.572cm"/>
    </style:style>
    <style:style style:name="pr3" style:family="presentation" style:parent-style-name="Conditionals_5f_velociraptor.odt-title">
      <style:graphic-properties fo:min-height="3.506cm"/>
    </style:style>
    <style:style style:name="pr4" style:family="presentation" style:parent-style-name="Conditionals_5f_velociraptor.od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Conditionals_5f_velociraptor.odt" presentation:presentation-page-layout-name="AL1T0">
        <office:forms form:automatic-focus="false" form:apply-design-mode="false"/>
        <draw:frame presentation:style-name="pr1" draw:layer="layout" svg:width="25.199cm" svg:height="4.675cm" svg:x="1.4cm" svg:y="7.253cm" presentation:class="title" presentation:user-transformed="true">
          <draw:text-box>
            <text:p>50% Assignment overview<text:line-break/><text:line-break/>50% Review/Enhance Da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ignment 1: Expectation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r code runs</text:p>
              </text:list-item>
              <text:list-item>
                <text:p>You supply enough information along with the code for me to be able to understand and run your program</text:p>
                <text:list>
                  <text:list-item>
                    <text:p>Separate written documentation</text:p>
                  </text:list-item>
                  <text:list-item>
                    <text:p>Docstrings</text:p>
                  </text:list-item>
                  <text:list-item>
                    <text:p>and/or comments</text:p>
                  </text:list-item>
                </text:list>
              </text:list-item>
              <text:list-item>
                <text:p>You include coding structures required to efficiently translate your idea into a program</text:p>
                <text:list>
                  <text:list-item>
                    <text:p>Classes, functions, modules... whatever you need.</text:p>
                  </text:list-item>
                  <text:list-item>
                    <text:p>Using more = good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ignment 1: Hope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Your question is compelling</text:p>
              </text:list-item>
              <text:list-item>
                <text:p>You go beyond the scope of this class</text:p>
                <text:list>
                  <text:list-item>
                    <text:p>You won’t become a good programmer in one semester</text:p>
                  </text:list-item>
                  <text:list-item>
                    <text:p>But with practice, including practice in self-learning, you could become one eventually</text:p>
                  </text:list-item>
                  <text:list-item>
                    <text:p>You can ask for help as needed</text:p>
                  </text:list-item>
                </text:list>
              </text:list-item>
              <text:list-item>
                <text:p>You start to “think like a computer”</text:p>
              </text:list-item>
              <text:list-item>
                <text:p>You have fu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ignment 1: Follow-up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will go through your assignment the first time around. There may or may not be a grade assigned.</text:p>
              </text:list-item>
              <text:list-item>
                <text:p>I will make a number of suggestions of what you should improve.</text:p>
              </text:list-item>
              <text:list-item>
                <text:p>On the second round, I will assign a grade.</text:p>
              </text:list-item>
              <text:list-item>
                <text:p>After this, you will have a template for your final proj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ignment 2: Data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k a scientific question</text:p>
              </text:list-item>
              <text:list-item>
                <text:p>Acquire and import data sets</text:p>
              </text:list-item>
              <text:list-item>
                <text:p>Use the tools that we learn about to analyze and display the data, and export relevant processed outpu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ignment 3: Model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k a scientific question</text:p>
              </text:list-item>
              <text:list-item>
                <text:p>Construct a numerical model to test a hypothesis or follow some theory about how a system behaves</text:p>
              </text:list-item>
              <text:list-item>
                <text:p>I will teach you finite difference techniques for solving differential equations, but this is just one method for building a model</text:p>
              </text:list-item>
              <text:list-item>
                <text:p>Bear in mind separation of model and data -- a useful model adds some physics, chemsitry, and/or predictability to your data-defined system, but doesn’t supplant the data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ew / Enhanc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2"><text:s/>GitHub: terms, practice</text:p>
              </text:list-item>
              <text:list-item>
                <text:p text:style-name="P2"><text:s/>MatPlotLib</text:p>
              </text:list-item>
              <text:list-item>
                <text:p text:style-name="P2"><text:s/>NumPy</text:p>
              </text:list-item>
              <text:list-item>
                <text:p text:style-name="P2"><text:s/>pip and Py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 and Version Contr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  <text:list>
                  <text:list-item>
                    <text:p>Share code / work in teams</text:p>
                  </text:list-item>
                  <text:list-item>
                    <text:p>Document changes -- commit early, commit often!</text:p>
                  </text:list-item>
                  <text:list-item>
                    <text:p>Recover from catastrophic failures: no “dog at my homework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 and Version Control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“Master” or “trunk”</text:p>
              </text:list-item>
              <text:list-item>
                <text:p>“Branch”</text:p>
              </text:list-item>
              <text:list-item>
                <text:p>Commands in git</text:p>
                <text:list>
                  <text:list-item>
                    <text:p>clone: initial download</text:p>
                  </text:list-item>
                  <text:list-item>
                    <text:p>pull (not “Pull request”): update from server</text:p>
                  </text:list-item>
                  <text:list-item>
                    <text:p>add: add new files or new updates (can also mv, rm)</text:p>
                  </text:list-item>
                  <text:list-item>
                    <text:p>commit: save your updates with a note</text:p>
                  </text:list-item>
                  <text:list-item>
                    <text:p>push: return the updates to the main server</text:p>
                  </text:list-item>
                </text:list>
              </text:list-item>
              <text:list-item>
                <text:p>Repository interactions</text:p>
                <text:list>
                  <text:list-item>
                    <text:p>fork: create your own copy of someone else’s repository</text:p>
                  </text:list-item>
                  <text:list-item>
                    <text:p>pull request: request the owner of another fork of the code incorporate your edi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Hub and Version Control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Good basic guide to git:</text:p>
                <text:list>
                  <text:list-item>
                    <text:p>http://rogerdudler.github.io/git-guide/</text:p>
                  </text:list-item>
                </text:list>
              </text:list-item>
              <text:list-item>
                <text:p>Good guide to the GUI:</text:p>
                <text:list>
                  <text:list-item>
                    <text:p>https://help.github.com/desktop/guides/contributing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tPlotLib and Num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ssential plotting and numerical modules</text:p>
              </text:list-item>
              <text:list-item>
                <text:p>Example attached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nditionals_5f_velociraptor.od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p and Py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PI = Python Package Index. Lots of pre-written code libraries!</text:p>
              </text:list-item>
              <text:list-item>
                <text:p>pip = best tool to download and manage them.</text:p>
              </text:list-item>
              <text:list-item>
                <text:p>You will need this if you want to use any custom libraries in your work... and also if you create any custom libraries of your own!</text:p>
                <text:list>
                  <text:list-item>
                    <text:p>https://pypi.python.org/pypi/gFlex/0.9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ius ADF2" svg:font-family="'Gillius ADF'" style:font-adornments="Regular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ditionals_5f_velociraptor.odt-background" style:display-name="Conditionals_velociraptor.odt-background" style:family="presentation">
      <style:graphic-properties draw:stroke="none" draw:fill="none"/>
      <style:text-properties style:letter-kerning="true"/>
    </style:style>
    <style:style style:name="Conditionals_5f_velociraptor.odt-backgroundobjects" style:display-name="Conditionals_velociraptor.od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Gillius ADF2" fo:font-family="'Gillius ADF'" style:font-style-name="Regular" style:font-pitch="variable" style:letter-kerning="true"/>
    </style:style>
    <style:style style:name="Conditionals_5f_velociraptor.odt-notes" style:display-name="Conditionals_velociraptor.odt-notes" style:family="presentation">
      <style:graphic-properties draw:stroke="none" draw:fill="none" draw:fill-image-width="0cm" draw:fill-image-height="0cm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1" style:display-name="Conditionals_velociraptor.odt-outline1" style:family="presentation">
      <style:graphic-properties draw:stroke="none" draw:fill="none" draw:auto-grow-height="false" draw:fit-to-size="shrink-to-fit">
        <text:list-style style:name="Conditionals_5f_velociraptor.odt-outline1" style:display-name="Conditionals_velociraptor.od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outline2" style:display-name="Conditionals_velociraptor.odt-outline2" style:family="presentation" style:parent-style-name="Conditionals_5f_velociraptor.odt-outline1">
      <style:paragraph-properties fo:margin-top="0.4cm" fo:margin-bottom="0cm"/>
      <style:text-properties fo:font-size="28pt" style:font-size-asian="28pt" style:font-size-complex="28pt"/>
    </style:style>
    <style:style style:name="Conditionals_5f_velociraptor.odt-outline3" style:display-name="Conditionals_velociraptor.odt-outline3" style:family="presentation" style:parent-style-name="Conditionals_5f_velociraptor.odt-outline2">
      <style:paragraph-properties fo:margin-top="0.3cm" fo:margin-bottom="0cm"/>
      <style:text-properties fo:font-size="24pt" style:font-size-asian="24pt" style:font-size-complex="24pt"/>
    </style:style>
    <style:style style:name="Conditionals_5f_velociraptor.odt-outline4" style:display-name="Conditionals_velociraptor.odt-outline4" style:family="presentation" style:parent-style-name="Conditionals_5f_velociraptor.odt-outline3">
      <style:paragraph-properties fo:margin-top="0.2cm" fo:margin-bottom="0cm"/>
      <style:text-properties fo:font-size="20pt" style:font-size-asian="20pt" style:font-size-complex="20pt"/>
    </style:style>
    <style:style style:name="Conditionals_5f_velociraptor.odt-outline5" style:display-name="Conditionals_velociraptor.odt-outline5" style:family="presentation" style:parent-style-name="Conditionals_5f_velociraptor.odt-outline4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6" style:display-name="Conditionals_velociraptor.odt-outline6" style:family="presentation" style:parent-style-name="Conditionals_5f_velociraptor.odt-outline5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7" style:display-name="Conditionals_velociraptor.odt-outline7" style:family="presentation" style:parent-style-name="Conditionals_5f_velociraptor.odt-outline6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8" style:display-name="Conditionals_velociraptor.odt-outline8" style:family="presentation" style:parent-style-name="Conditionals_5f_velociraptor.odt-outline7">
      <style:paragraph-properties fo:margin-top="0.1cm" fo:margin-bottom="0cm"/>
      <style:text-properties fo:font-size="20pt" style:font-size-asian="20pt" style:font-size-complex="20pt"/>
    </style:style>
    <style:style style:name="Conditionals_5f_velociraptor.odt-outline9" style:display-name="Conditionals_velociraptor.odt-outline9" style:family="presentation" style:parent-style-name="Conditionals_5f_velociraptor.odt-outline8">
      <style:paragraph-properties fo:margin-top="0.1cm" fo:margin-bottom="0cm"/>
      <style:text-properties fo:font-size="20pt" style:font-size-asian="20pt" style:font-size-complex="20pt"/>
    </style:style>
    <style:style style:name="Conditionals_5f_velociraptor.odt-subtitle" style:display-name="Conditionals_velociraptor.odt-subtitle" style:family="presentation">
      <style:graphic-properties draw:stroke="none" draw:fill="none" draw:textarea-vertical-align="middle">
        <text:list-style style:name="Conditionals_5f_velociraptor.odt-subtitle" style:display-name="Conditionals_velociraptor.od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ditionals_5f_velociraptor.odt-title" style:display-name="Conditionals_velociraptor.odt-title" style:family="presentation">
      <style:graphic-properties draw:stroke="none" draw:fill="none" draw:textarea-vertical-align="middle">
        <text:list-style style:name="Conditionals_5f_velociraptor.odt-title" style:display-name="Conditionals_velociraptor.od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44pt" fo:font-style="normal" fo:text-shadow="none" style:text-underline-style="none" fo:font-weight="bold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onditionals_5f_velociraptor.odt-backgroundobjects">
      <style:graphic-properties draw:stroke="none" draw:fill="none" draw:fill-color="#ffffff" draw:auto-grow-height="false" fo:min-height="1.449cm"/>
    </style:style>
    <style:style style:name="Mpr2" style:family="presentation" style:parent-style-name="Conditionals_5f_velociraptor.od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nditionals_5f_velociraptor.od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ditionals_5f_velociraptor.odt" style:display-name="Conditionals_velociraptor.odt" style:page-layout-name="PM1" draw:style-name="Mdp1">
      <office:forms form:automatic-focus="false" form:apply-design-mode="false"/>
      <draw:frame presentation:style-name="Conditionals_5f_velociraptor.odt-title" draw:layer="backgroundobjects" svg:width="25.199cm" svg:height="3.506cm" svg:x="1.4cm" svg:y="0.837cm" presentation:class="title" presentation:placeholder="true">
        <draw:text-box/>
      </draw:frame>
      <draw:frame presentation:style-name="Conditionals_5f_velociraptor.od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nditionals_5f_velociraptor.odt-title" draw:layer="backgroundobjects" svg:width="13.968cm" svg:height="10.476cm" svg:x="3.81cm" svg:y="2.123cm" presentation:class="page"/>
        <draw:frame presentation:style-name="Conditionals_5f_velociraptor.od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1:41:59.139419249</meta:creation-date>
    <meta:editing-duration>PT1H16M14S</meta:editing-duration>
    <meta:editing-cycles>13</meta:editing-cycles>
    <meta:generator>LibreOffice/5.2.2.2$Linux_X86_64 LibreOffice_project/20m0$Build-2</meta:generator>
    <meta:initial-creator>Andrew Wickert</meta:initial-creator>
    <dc:date>2017-02-20T15:57:33.784327930</dc:date>
    <dc:creator>Andrew Wickert</dc:creator>
    <meta:document-statistic meta:object-count="68"/>
  </office:meta>
</office:document-meta>
</file>